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58" calcext:value-type="float">
            <text:p>158</text:p>
          </table:table-cell>
          <table:table-cell table:style-name="ce7" table:formula="of:=COUNTIF([.B7:.B199];&quot;X&quot;)" office:value-type="float" office:value="134" calcext:value-type="float">
            <text:p>134</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0" calcext:value-type="float">
            <text:p>20</text:p>
          </table:table-cell>
          <table:table-cell table:style-name="ce25" table:formula="of:=SUM([.B2:.F2])" office:value-type="float" office:value="176" calcext:value-type="float">
            <text:p>17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3" table:number-rows-repeated="35">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19">00/00/0000</text:date>, <text:time style:data-style-name="N2" text:time-value="22:25:25.22448953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5-19T22:26:21.053844365</dc:date>
    <meta:editing-duration>PT9H40M57S</meta:editing-duration>
    <meta:editing-cycles>181</meta:editing-cycles>
    <meta:document-statistic meta:table-count="1" meta:cell-count="929" meta:object-count="0"/>
  </office:meta>
</office:document-meta>
</file>